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63cm"/>
    </style:style>
    <style:style style:name="Table1.B" style:family="table-column">
      <style:table-column-properties style:column-width="6.648cm"/>
    </style:style>
    <style:style style:name="Table1.C" style:family="table-column">
      <style:table-column-properties style:column-width="7.489cm"/>
    </style:style>
    <style:style style:name="Table1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3.002cm"/>
    </style:style>
    <style:style style:name="Table10.B" style:family="table-column">
      <style:table-column-properties style:column-width="6.101cm"/>
    </style:style>
    <style:style style:name="Table10.C" style:family="table-column">
      <style:table-column-properties style:column-width="7.897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7"/>
    <style:style style:name="P2" style:family="paragraph" style:parent-style-name="Preformatted_20_Text" style:list-style-name="L7">
      <style:paragraph-properties style:writing-mode="lr-tb"/>
    </style:style>
    <style:style style:name="P3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fo:font-weight="bold" officeooo:rsid="00035707" officeooo:paragraph-rsid="00035707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33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C++, both <text:span text:style-name="Strong_20_Emphasis">queues</text:span> and <text:span text:style-name="Strong_20_Emphasis">vectors</text:span> are data structures that allow you to store and manipulate elements, but they have distinct characteristics and are used in different scenarios. Let's compare <text:span text:style-name="Strong_20_Emphasis"><text:span text:style-name="Source_20_Text">std::queue</text:span></text:span> and <text:span text:style-name="Strong_20_Emphasis"><text:span text:style-name="Source_20_Text">std::vector</text:span></text:span> based on various factors:</text:p>
      <text:h text:style-name="Heading_20_3" text:outline-level="3">1. <text:span text:style-name="Strong_20_Emphasis">Nature of Data Structure</text:span></text:h>
      <text:list xml:id="list2665631269" text:style-name="L1">
        <text:list-item>
          <text:p text:style-name="P5"><text:span text:style-name="Strong_20_Emphasis">Queue</text:span> (<text:span text:style-name="Source_20_Text">std::queue</text:span>):</text:p>
          <text:list>
            <text:list-item>
              <text:p text:style-name="P6">A queue is a <text:span text:style-name="Strong_20_Emphasis">First In, First Out (FIFO)</text:span> data structure. This means that elements are inserted at the <text:span text:style-name="Strong_20_Emphasis">rear</text:span> (or <text:span text:style-name="Strong_20_Emphasis">end</text:span>) of the queue and are removed from the <text:span text:style-name="Strong_20_Emphasis">front</text:span>.</text:p>
            </text:list-item>
            <text:list-item>
              <text:p text:style-name="P6">It follows the <text:span text:style-name="Strong_20_Emphasis">enqueue</text:span> (insert) and <text:span text:style-name="Strong_20_Emphasis">dequeue</text:span> (remove) operations.</text:p>
            </text:list-item>
            <text:list-item>
              <text:p text:style-name="P6">Typically used when you need to process elements in the order they arrived (e.g., handling tasks, event-driven systems).</text:p>
            </text:list-item>
          </text:list>
        </text:list-item>
        <text:list-item>
          <text:p text:style-name="P5"><text:span text:style-name="Strong_20_Emphasis">Vector</text:span> (<text:span text:style-name="Source_20_Text">std::vector</text:span>):</text:p>
          <text:list>
            <text:list-item>
              <text:p text:style-name="P6">A vector is a <text:span text:style-name="Strong_20_Emphasis">dynamic array</text:span> that can grow and shrink in size as elements are added or removed. It supports random access to elements, meaning you can access any element directly by its index.</text:p>
            </text:list-item>
            <text:list-item>
              <text:p text:style-name="P5">It's a more general-purpose container and is typically used when you need to store a collection of elements and possibly perform frequent insertions or deletions.</text:p>
            </text:list-item>
          </text:list>
        </text:list-item>
      </text:list>
      <text:h text:style-name="Heading_20_3" text:outline-level="3">2. <text:span text:style-name="Strong_20_Emphasis">Operations Supported</text:span></text:h>
      <text:list xml:id="list2362010530" text:style-name="L2">
        <text:list-item>
          <text:p text:style-name="P7"><text:span text:style-name="Strong_20_Emphasis">Queue</text:span>:</text:p>
          <text:list>
            <text:list-item>
              <text:p text:style-name="P8"><text:span text:style-name="Strong_20_Emphasis">Enqueue</text:span>: Adds an element to the back of the queue.</text:p>
            </text:list-item>
            <text:list-item>
              <text:p text:style-name="P8"><text:span text:style-name="Strong_20_Emphasis">Dequeue</text:span>: Removes the element from the front of the queue.</text:p>
            </text:list-item>
            <text:list-item>
              <text:p text:style-name="P8"><text:span text:style-name="Strong_20_Emphasis">Front</text:span>: Accesses the element at the front of the queue.</text:p>
            </text:list-item>
            <text:list-item>
              <text:p text:style-name="P8"><text:span text:style-name="Strong_20_Emphasis">Back</text:span>: Accesses the element at the back of the queue.</text:p>
            </text:list-item>
            <text:list-item>
              <text:p text:style-name="P8"><text:span text:style-name="Strong_20_Emphasis">Empty</text:span>: Checks whether the queue is empty.</text:p>
            </text:list-item>
            <text:list-item>
              <text:p text:style-name="P7"><text:span text:style-name="Strong_20_Emphasis">Size</text:span>: Returns the number of elements in the queue.</text:p>
            </text:list-item>
          </text:list>
          <text:p text:style-name="P7">In a queue, only the front element can be removed, and the back element can be added.</text:p>
        </text:list-item>
        <text:list-item>
          <text:p text:style-name="P7"><text:span text:style-name="Strong_20_Emphasis">Vector</text:span>:</text:p>
          <text:list>
            <text:list-item>
              <text:p text:style-name="P8"><text:span text:style-name="Strong_20_Emphasis">Push_back</text:span>: Adds an element to the end of the vector (like enqueue in a queue).</text:p>
            </text:list-item>
            <text:list-item>
              <text:p text:style-name="P8"><text:span text:style-name="Strong_20_Emphasis">Pop_back</text:span>: Removes the last element from the vector.</text:p>
            </text:list-item>
            <text:list-item>
              <text:p text:style-name="P8"><text:span text:style-name="Strong_20_Emphasis">Insert</text:span>: Adds an element at any position in the vector.</text:p>
            </text:list-item>
            <text:list-item>
              <text:p text:style-name="P8"><text:span text:style-name="Strong_20_Emphasis">Erase</text:span>: Removes an element from any position in the vector.</text:p>
            </text:list-item>
            <text:list-item>
              <text:p text:style-name="P8"><text:span text:style-name="Strong_20_Emphasis">Access via Index</text:span>: Allows direct access to any element using the index (<text:span text:style-name="Source_20_Text">vec[i]</text:span>).</text:p>
            </text:list-item>
            <text:list-item>
              <text:p text:style-name="P8"><text:span text:style-name="Strong_20_Emphasis">Size</text:span>: Returns the number of elements in the vector.</text:p>
            </text:list-item>
            <text:list-item>
              <text:p text:style-name="P7"><text:span text:style-name="Strong_20_Emphasis">Resize</text:span>: Changes the size of the vector, either expanding or shrinking it.</text:p>
            </text:list-item>
          </text:list>
          <text:p text:style-name="P7">Unlike queues, vectors support random access and allow elements to be added or removed at any position in the array.</text:p>
        </text:list-item>
      </text:list>
      <text:h text:style-name="Heading_20_3" text:outline-level="3">3. <text:span text:style-name="Strong_20_Emphasis">Order of Operations</text:span></text:h>
      <text:list xml:id="list1619807516" text:style-name="L3">
        <text:list-item>
          <text:p text:style-name="P10"><text:span text:style-name="Strong_20_Emphasis">Queue</text:span>:</text:p>
          <text:list>
            <text:list-item>
              <text:p text:style-name="P10"><text:soft-page-break/>Elements are <text:span text:style-name="Strong_20_Emphasis">added to the back</text:span> and <text:span text:style-name="Strong_20_Emphasis">removed from the front</text:span>. This follows the FIFO (First In, First Out) principle.</text:p>
            </text:list-item>
            <text:list-item>
              <text:p text:style-name="P10">No random access is allowed, so you can only access the front or back elements directly.</text:p>
            </text:list-item>
          </text:list>
        </text:list-item>
        <text:list-item>
          <text:p text:style-name="P10"><text:span text:style-name="Strong_20_Emphasis">Vector</text:span>:</text:p>
          <text:list>
            <text:list-item>
              <text:p text:style-name="P10">Elements are added to the <text:span text:style-name="Strong_20_Emphasis">end</text:span> (<text:span text:style-name="Source_20_Text">push_back</text:span>) or can be inserted at any position (<text:span text:style-name="Source_20_Text">insert</text:span>).</text:p>
            </text:list-item>
            <text:list-item>
              <text:p text:style-name="P10">Elements can be <text:span text:style-name="Strong_20_Emphasis">accessed at any index</text:span>, supporting <text:span text:style-name="Strong_20_Emphasis">random access</text:span>.</text:p>
            </text:list-item>
            <text:list-item>
              <text:p text:style-name="P9">You can also remove elements from any position (<text:span text:style-name="Source_20_Text">erase</text:span>), not just the front or back.</text:p>
            </text:list-item>
          </text:list>
        </text:list-item>
      </text:list>
      <text:h text:style-name="Heading_20_3" text:outline-level="3">4. <text:span text:style-name="Strong_20_Emphasis">Memory Management</text:span></text:h>
      <text:list xml:id="list788790916" text:style-name="L4">
        <text:list-item>
          <text:p text:style-name="P12"><text:span text:style-name="Strong_20_Emphasis">Queue</text:span>:</text:p>
          <text:list>
            <text:list-item>
              <text:p text:style-name="P12">In <text:span text:style-name="Source_20_Text">std::queue</text:span>, elements are typically stored in a container like <text:span text:style-name="Source_20_Text">std::deque</text:span> or <text:span text:style-name="Source_20_Text">std::list</text:span>, though the container is not directly exposed to the user.</text:p>
            </text:list-item>
            <text:list-item>
              <text:p text:style-name="P12">The size of the queue is <text:span text:style-name="Strong_20_Emphasis">dynamic</text:span>, but the underlying structure grows or shrinks automatically depending on the operations being performed.</text:p>
            </text:list-item>
          </text:list>
        </text:list-item>
        <text:list-item>
          <text:p text:style-name="P12"><text:span text:style-name="Strong_20_Emphasis">Vector</text:span>:</text:p>
          <text:list>
            <text:list-item>
              <text:p text:style-name="P12"><text:span text:style-name="Source_20_Text">std::vector</text:span> dynamically resizes itself when the number of elements exceeds its capacity.</text:p>
            </text:list-item>
            <text:list-item>
              <text:p text:style-name="P11">The vector might allocate more memory than necessary to handle future insertions efficiently. This ensures that resizing does not happen every time an element is added, which helps with performance.</text:p>
            </text:list-item>
          </text:list>
        </text:list-item>
      </text:list>
      <text:h text:style-name="Heading_20_3" text:outline-level="3">5. <text:span text:style-name="Strong_20_Emphasis">Time Complexity</text:span></text:h>
      <text:list xml:id="list899816326" text:style-name="L5">
        <text:list-item>
          <text:p text:style-name="P14"><text:span text:style-name="Strong_20_Emphasis">Queue</text:span>:</text:p>
          <text:list>
            <text:list-item>
              <text:p text:style-name="P14"><text:span text:style-name="Strong_20_Emphasis">Push (Enqueue)</text:span>: O(1) – Inserting an element at the back.</text:p>
            </text:list-item>
            <text:list-item>
              <text:p text:style-name="P14"><text:span text:style-name="Strong_20_Emphasis">Pop (Dequeue)</text:span>: O(1) – Removing an element from the front.</text:p>
            </text:list-item>
            <text:list-item>
              <text:p text:style-name="P14"><text:span text:style-name="Strong_20_Emphasis">Access</text:span>: No direct random access; you can only access the front or the back element.</text:p>
            </text:list-item>
          </text:list>
        </text:list-item>
        <text:list-item>
          <text:p text:style-name="P14"><text:span text:style-name="Strong_20_Emphasis">Vector</text:span>:</text:p>
          <text:list>
            <text:list-item>
              <text:p text:style-name="P14"><text:span text:style-name="Strong_20_Emphasis">Push_back</text:span>: Amortized O(1) – Adds an element at the end (unless resizing is needed, then it's O(n)).</text:p>
            </text:list-item>
            <text:list-item>
              <text:p text:style-name="P14"><text:span text:style-name="Strong_20_Emphasis">Pop_back</text:span>: O(1) – Removes the element from the end.</text:p>
            </text:list-item>
            <text:list-item>
              <text:p text:style-name="P14"><text:span text:style-name="Strong_20_Emphasis">Insert</text:span>: O(n) – Inserting at a specific position may require shifting elements.</text:p>
            </text:list-item>
            <text:list-item>
              <text:p text:style-name="P14"><text:span text:style-name="Strong_20_Emphasis">Erase</text:span>: O(n) – Removing an element from a specific position may require shifting elements.</text:p>
            </text:list-item>
            <text:list-item>
              <text:p text:style-name="P13"><text:span text:style-name="Strong_20_Emphasis">Access</text:span>: O(1) for direct access by index.</text:p>
            </text:list-item>
          </text:list>
        </text:list-item>
      </text:list>
      <text:h text:style-name="Heading_20_3" text:outline-level="3">6. <text:span text:style-name="Strong_20_Emphasis">Use Cases</text:span></text:h>
      <text:list xml:id="list837269562" text:style-name="L6">
        <text:list-item>
          <text:p text:style-name="P15"><text:span text:style-name="Strong_20_Emphasis">Queue</text:span>:</text:p>
          <text:list>
            <text:list-item>
              <text:p text:style-name="P16"><text:span text:style-name="Strong_20_Emphasis">Task Scheduling</text:span>: A queue is ideal for task scheduling, where tasks must be processed in the order they were received.</text:p>
            </text:list-item>
            <text:list-item>
              <text:p text:style-name="P16"><text:span text:style-name="Strong_20_Emphasis">Breadth-First Search (BFS)</text:span>: Often used in graph traversal algorithms.</text:p>
            </text:list-item>
            <text:list-item>
              <text:p text:style-name="P16"><text:span text:style-name="Strong_20_Emphasis">Message Queues</text:span>: In networking or event-driven systems where events or messages are processed in the order they arrive.</text:p>
            </text:list-item>
          </text:list>
        </text:list-item>
        <text:list-item>
          <text:p text:style-name="P15"><text:soft-page-break/><text:span text:style-name="Strong_20_Emphasis">Vector</text:span>:</text:p>
          <text:list>
            <text:list-item>
              <text:p text:style-name="P16"><text:span text:style-name="Strong_20_Emphasis">Dynamic Lists</text:span>: When you need a collection of elements that can grow and shrink dynamically.</text:p>
            </text:list-item>
            <text:list-item>
              <text:p text:style-name="P16"><text:span text:style-name="Strong_20_Emphasis">Random Access</text:span>: When you need to access elements by their index, like in array-like operations.</text:p>
            </text:list-item>
            <text:list-item>
              <text:p text:style-name="P15"><text:span text:style-name="Strong_20_Emphasis">Efficient Size Management</text:span>: When you need to frequently add or remove elements at the end of the collection.</text:p>
            </text:list-item>
          </text:list>
        </text:list-item>
      </text:list>
      <text:h text:style-name="Heading_20_3" text:outline-level="3">7. <text:span text:style-name="Strong_20_Emphasis">Implementation</text:span></text:h>
      <text:list xml:id="list3770569132" text:style-name="L7">
        <text:list-item>
          <text:p text:style-name="P17"><text:span text:style-name="Strong_20_Emphasis">Queue</text:span>:</text:p>
          <text:list>
            <text:list-item>
              <text:p text:style-name="P18"><text:span text:style-name="Source_20_Text">std::queue</text:span> is typically implemented using <text:span text:style-name="Source_20_Text">std::deque</text:span> or <text:span text:style-name="Source_20_Text">std::list</text:span>, which support fast operations at both ends (front and back).</text:p>
            </text:list-item>
            <text:list-item>
              <text:p text:style-name="P17">Example of creating a queue:</text:p>
              <text:p text:style-name="P1">cpp</text:p>
              <text:p text:style-name="P1">Copy code</text:p>
              <text:p text:style-name="P2"><text:span text:style-name="Source_20_Text">#include &lt;queue&gt;</text:span></text:p>
              <text:p text:style-name="P2"><text:span text:style-name="Source_20_Text">std::queue&lt;int&gt; q;</text:span></text:p>
              <text:p text:style-name="P2"><text:span text:style-name="Source_20_Text">q.push(10);</text:span></text:p>
              <text:p text:style-name="P2"><text:span text:style-name="Source_20_Text">q.push(20);</text:span></text:p>
              <text:p text:style-name="P2"><text:span text:style-name="Source_20_Text">std::cout &lt;&lt; q.front(); <text:s/>// Output: 10</text:span></text:p>
              <text:p text:style-name="P3"><text:span text:style-name="Source_20_Text">q.pop(); <text:s/>// Removes 10</text:span></text:p>
            </text:list-item>
          </text:list>
        </text:list-item>
        <text:list-item>
          <text:p text:style-name="P17"><text:span text:style-name="Strong_20_Emphasis">Vector</text:span>:</text:p>
          <text:list>
            <text:list-item>
              <text:p text:style-name="P18"><text:span text:style-name="Source_20_Text">std::vector</text:span> is a dynamic array that resizes itself automatically as elements are added.</text:p>
            </text:list-item>
            <text:list-item>
              <text:p text:style-name="P17">Example of creating a vector:</text:p>
              <text:p text:style-name="P1">cpp</text:p>
              <text:p text:style-name="P1">Copy code</text:p>
              <text:p text:style-name="P2"><text:span text:style-name="Source_20_Text">#include &lt;vector&gt;</text:span></text:p>
              <text:p text:style-name="P2"><text:span text:style-name="Source_20_Text">std::vector&lt;int&gt; v;</text:span></text:p>
              <text:p text:style-name="P2"><text:span text:style-name="Source_20_Text">v.push_back(10);</text:span></text:p>
              <text:p text:style-name="P2"><text:span text:style-name="Source_20_Text">v.push_back(20);</text:span></text:p>
              <text:p text:style-name="P3"><text:span text:style-name="Source_20_Text">std::cout &lt;&lt; v[0]; <text:s/>// Output: 10</text:span></text:p>
            </text:list-item>
          </text:list>
        </text:list-item>
      </text:list>
      <text:h text:style-name="Heading_20_3" text:outline-level="3">Summary Table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Queue (<text:span text:style-name="Source_20_Text">std::queue</text:span>)</text:p>
            </table:table-cell>
            <table:table-cell table:style-name="Table1.A1" office:value-type="string">
              <text:p text:style-name="Table_20_Heading">Vector (<text:span text:style-name="Source_20_Text">std::vector</text:span>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ccess Order</text:span></text:p>
          </table:table-cell>
          <table:table-cell table:style-name="Table1.A1" office:value-type="string">
            <text:p text:style-name="Table_20_Contents">FIFO (First In, First Out)</text:p>
          </table:table-cell>
          <table:table-cell table:style-name="Table1.A1" office:value-type="string">
            <text:p text:style-name="Table_20_Contents">Random Access (can access any elemen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sertion</text:span></text:p>
          </table:table-cell>
          <table:table-cell table:style-name="Table1.A1" office:value-type="string">
            <text:p text:style-name="Table_20_Contents">Only at the back (<text:span text:style-name="Source_20_Text">push</text:span>)</text:p>
          </table:table-cell>
          <table:table-cell table:style-name="Table1.A1" office:value-type="string">
            <text:p text:style-name="Table_20_Contents">At the end (<text:span text:style-name="Source_20_Text">push_back</text:span>), or any posi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moval</text:span></text:p>
          </table:table-cell>
          <table:table-cell table:style-name="Table1.A1" office:value-type="string">
            <text:p text:style-name="Table_20_Contents">Only from the front (<text:span text:style-name="Source_20_Text">pop</text:span>)</text:p>
          </table:table-cell>
          <table:table-cell table:style-name="Table1.A1" office:value-type="string">
            <text:p text:style-name="Table_20_Contents">From the back (<text:span text:style-name="Source_20_Text">pop_back</text:span>) or any posi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izing</text:span></text:p>
          </table:table-cell>
          <table:table-cell table:style-name="Table1.A1" office:value-type="string">
            <text:p text:style-name="Table_20_Contents">Managed internally (no user control)</text:p>
          </table:table-cell>
          <table:table-cell table:style-name="Table1.A1" office:value-type="string">
            <text:p text:style-name="Table_20_Contents">Can resize dynamical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ory</text:span></text:p>
          </table:table-cell>
          <table:table-cell table:style-name="Table1.A1" office:value-type="string">
            <text:p text:style-name="Table_20_Contents">Usually implemented with <text:span text:style-name="Source_20_Text">std::deque</text:span> or <text:span text:style-name="Source_20_Text">std::list</text:span></text:p>
          </table:table-cell>
          <table:table-cell table:style-name="Table1.A1" office:value-type="string">
            <text:p text:style-name="Table_20_Contents">Managed by the vector internal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me Complexity</text:span></text:p>
          </table:table-cell>
          <table:table-cell table:style-name="Table1.A1" office:value-type="string">
            <text:p text:style-name="Table_20_Contents"><text:span text:style-name="Strong_20_Emphasis">O(1)</text:span> for <text:span text:style-name="Source_20_Text">push</text:span> and <text:span text:style-name="Source_20_Text">pop</text:span></text:p>
          </table:table-cell>
          <table:table-cell table:style-name="Table1.A1" office:value-type="string">
            <text:p text:style-name="Table_20_Contents"><text:span text:style-name="Strong_20_Emphasis">Amortized O(1)</text:span> for <text:span text:style-name="Source_20_Text">push_back</text:span>, O(n) for insertions and dele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st For</text:span></text:p>
          </table:table-cell>
          <table:table-cell table:style-name="Table1.A1" office:value-type="string">
            <text:p text:style-name="Table_20_Contents">Task scheduling, BFS, message <text:soft-page-break/>queues</text:p>
          </table:table-cell>
          <table:table-cell table:style-name="Table1.A1" office:value-type="string">
            <text:p text:style-name="Table_20_Contents">Dynamic arrays, list-like operations</text:p>
          </table:table-cell>
        </table:table-row>
      </table:table>
      <text:h text:style-name="Heading_20_3" text:outline-level="3">Conclusion:</text:h>
      <text:list xml:id="list1018324984" text:style-name="L8">
        <text:list-item>
          <text:p text:style-name="P20"><text:span text:style-name="Strong_20_Emphasis">Use a </text:span><text:span text:style-name="Strong_20_Emphasis"><text:span text:style-name="Source_20_Text">queue</text:span></text:span> when you need <text:span text:style-name="Strong_20_Emphasis">FIFO order</text:span>, and when elements need to be processed in the order they arrive (e.g., task queues, BFS).</text:p>
        </text:list-item>
        <text:list-item>
          <text:p text:style-name="P19"><text:span text:style-name="Strong_20_Emphasis">Use a </text:span><text:span text:style-name="Strong_20_Emphasis"><text:span text:style-name="Source_20_Text">vector</text:span></text:span> when you need a <text:span text:style-name="Strong_20_Emphasis">dynamic array</text:span> with fast random access, where you might need to insert, delete, or access elements at arbitrary positions.</text:p>
        </text:list-item>
      </text:list>
      <text:p text:style-name="Standard"/>
      <text:p text:style-name="Standard"/>
      <text:p text:style-name="Standard"/>
      <text:p text:style-name="P4">Conclution 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<text:span text:style-name="Strong_20_Emphasis">Feature</text:span></text:p>
            </table:table-cell>
            <table:table-cell table:style-name="Table10.A1" office:value-type="string">
              <text:p text:style-name="Table_20_Heading"><text:span text:style-name="Strong_20_Emphasis"><text:span text:style-name="Source_20_Text">std::queue</text:span></text:span></text:p>
            </table:table-cell>
            <table:table-cell table:style-name="Table10.A1" office:value-type="string">
              <text:p text:style-name="Table_20_Heading"><text:span text:style-name="Strong_20_Emphasis"><text:span text:style-name="Source_20_Text">std::vector</text:span>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Array or Not?</text:span></text:p>
          </table:table-cell>
          <table:table-cell table:style-name="Table10.A1" office:value-type="string">
            <text:p text:style-name="Table_20_Contents"><text:span text:style-name="Strong_20_Emphasis">Not an array</text:span>. It is a container adapter built on top of an underlying container (like <text:span text:style-name="Source_20_Text">std::deque</text:span> or <text:span text:style-name="Source_20_Text">std::list</text:span>).</text:p>
          </table:table-cell>
          <table:table-cell table:style-name="Table10.A1" office:value-type="string">
            <text:p text:style-name="Table_20_Contents"><text:span text:style-name="Strong_20_Emphasis">Array-like</text:span>: It is a dynamic array-like container, though more flexible than a plain array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torage of Elements On</text:span></text:p>
          </table:table-cell>
          <table:table-cell table:style-name="Table10.A1" office:value-type="string">
            <text:p text:style-name="Table_20_Contents"><text:span text:style-name="Strong_20_Emphasis">Heap</text:span> (through an underlying container like <text:span text:style-name="Source_20_Text">std::deque</text:span> or <text:span text:style-name="Source_20_Text">std::list</text:span>).</text:p>
          </table:table-cell>
          <table:table-cell table:style-name="Table10.A1" office:value-type="string">
            <text:p text:style-name="Table_20_Contents"><text:span text:style-name="Strong_20_Emphasis">Heap</text:span> (internally manages memory allocation and resizing)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Random Access</text:span></text:p>
          </table:table-cell>
          <table:table-cell table:style-name="Table10.A1" office:value-type="string">
            <text:p text:style-name="Table_20_Contents"><text:span text:style-name="Strong_20_Emphasis">No</text:span>: You can only access the front (<text:span text:style-name="Source_20_Text">front()</text:span>) and back (<text:span text:style-name="Source_20_Text">back()</text:span>), and cannot access arbitrary elements.</text:p>
          </table:table-cell>
          <table:table-cell table:style-name="Table10.A1" office:value-type="string">
            <text:p text:style-name="Table_20_Contents"><text:span text:style-name="Strong_20_Emphasis">Yes</text:span>: You can access any element using an index (random access via <text:span text:style-name="Source_20_Text">[]</text:span> operator)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Insertion</text:span></text:p>
          </table:table-cell>
          <table:table-cell table:style-name="Table10.A1" office:value-type="string">
            <text:p text:style-name="Table_20_Contents"><text:span text:style-name="Strong_20_Emphasis">Back-end insertion only</text:span>: You can only insert elements at the <text:span text:style-name="Strong_20_Emphasis">back</text:span> using <text:span text:style-name="Source_20_Text">push()</text:span>.</text:p>
          </table:table-cell>
          <table:table-cell table:style-name="Table10.A1" office:value-type="string">
            <text:p text:style-name="Table_20_Contents"><text:span text:style-name="Strong_20_Emphasis">Any position insertion</text:span>: You can insert elements at the <text:span text:style-name="Strong_20_Emphasis">end</text:span> (<text:span text:style-name="Source_20_Text">push_back()</text:span>) or anywhere using <text:span text:style-name="Source_20_Text">insert()</text:span> (though not as efficient for random positions)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Deletion</text:span></text:p>
          </table:table-cell>
          <table:table-cell table:style-name="Table10.A1" office:value-type="string">
            <text:p text:style-name="Table_20_Contents"><text:span text:style-name="Strong_20_Emphasis">Front-end deletion only</text:span>: You can only remove elements from the <text:span text:style-name="Strong_20_Emphasis">front</text:span> using <text:span text:style-name="Source_20_Text">pop()</text:span>.</text:p>
          </table:table-cell>
          <table:table-cell table:style-name="Table10.A1" office:value-type="string">
            <text:p text:style-name="Table_20_Contents"><text:span text:style-name="Strong_20_Emphasis">Any position deletion</text:span>: You can remove elements from any position using <text:span text:style-name="Source_20_Text">erase()</text:span>, or just remove the back element using <text:span text:style-name="Source_20_Text">pop_back()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Memory Management</text:span></text:p>
          </table:table-cell>
          <table:table-cell table:style-name="Table10.A1" office:value-type="string">
            <text:p text:style-name="Table_20_Contents"><text:span text:style-name="Strong_20_Emphasis">Automatic</text:span>: Memory is managed by the underlying container (like <text:span text:style-name="Source_20_Text">std::deque</text:span>), which resizes as needed.</text:p>
          </table:table-cell>
          <table:table-cell table:style-name="Table10.A1" office:value-type="string">
            <text:p text:style-name="Table_20_Contents"><text:span text:style-name="Strong_20_Emphasis">Automatic</text:span>: Memory is dynamically allocated and resized as needed. The vector automatically resizes when elements are added beyond its capacity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ize Flexibility</text:span></text:p>
          </table:table-cell>
          <table:table-cell table:style-name="Table10.A1" office:value-type="string">
            <text:p text:style-name="Table_20_Contents"><text:span text:style-name="Strong_20_Emphasis">Dynamic</text:span>: The size grows and shrinks as elements are pushed and popped.</text:p>
          </table:table-cell>
          <table:table-cell table:style-name="Table10.A1" office:value-type="string">
            <text:p text:style-name="Table_20_Contents"><text:span text:style-name="Strong_20_Emphasis">Dynamic</text:span>: The size grows automatically when elements are added, and shrinks when elements are removed.</text:p>
          </table:table-cell>
        </table:table-row>
      </table:table>
      <text:h text:style-name="Heading_20_3" text:outline-level="3">Summary:</text:h>
      <text:list xml:id="list205999133" text:style-name="L33">
        <text:list-item>
          <text:p text:style-name="P21"><text:span text:style-name="Strong_20_Emphasis"><text:span text:style-name="Source_20_Text">std::queue</text:span></text:span> is a <text:span text:style-name="Strong_20_Emphasis">container adapter</text:span> built on top of an underlying container (like <text:span text:style-name="Source_20_Text">std::deque</text:span> or <text:span text:style-name="Source_20_Text">std::list</text:span>). It restricts random access and provides a FIFO (First-In-First-Out) interface, where you can only insert at the back and delete from the front.</text:p>
        </text:list-item>
        <text:list-item>
          <text:p text:style-name="P21"><text:soft-page-break/><text:span text:style-name="Strong_20_Emphasis"><text:span text:style-name="Source_20_Text">std::vector</text:span></text:span> is a <text:span text:style-name="Strong_20_Emphasis">dynamic array-like container</text:span> that allows <text:span text:style-name="Strong_20_Emphasis">random access</text:span> and efficient insertion/removal at the back. It can also insert and erase elements at arbitrary positions, though those operations might be less efficient than pushing/popping at the back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7:32:44.870933657</meta:creation-date>
    <dc:date>2025-01-02T17:47:33.777683062</dc:date>
    <meta:editing-duration>PT14M47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5" meta:paragraph-count="140" meta:word-count="1314" meta:character-count="7797" meta:non-whitespace-character-count="6693"/>
  </office:meta>
</office:document-meta>
</file>